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OpenSymbol" svg:font-family="OpenSymbol"/>
    <style:font-face style:name="Poppins" svg:font-family="Poppins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/>
      <style:text-properties style:font-name="Calibri"/>
    </style:style>
    <style:style style:name="P2" style:family="paragraph" style:parent-style-name="Standard">
      <style:paragraph-properties fo:margin-top="0cm" fo:margin-bottom="0.199cm"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199cm"/>
      <style:text-properties style:font-name="Calibri" fo:font-style="italic" style:font-style-asian="italic" style:font-style-complex="italic"/>
    </style:style>
    <style:style style:name="P4" style:family="paragraph" style:parent-style-name="Standard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 style:list-style-name="L1">
      <style:paragraph-properties fo:margin-top="0cm" fo:margin-bottom="0cm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2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3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4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5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6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cm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199cm"/>
      <style:text-properties style:font-name="Calibri"/>
    </style:style>
    <style:style style:name="P14" style:family="paragraph" style:parent-style-name="Standard">
      <style:paragraph-properties fo:margin-top="0cm" fo:margin-bottom="0.199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paragraph-properties fo:margin-top="0cm" fo:margin-bottom="0.199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cm" fo:margin-bottom="0.199cm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top="0cm" fo:margin-bottom="0.199cm"/>
      <style:text-properties style:font-name="Calibri" fo:font-size="11pt" style:font-size-asian="11pt" style:font-size-complex="11pt"/>
    </style:style>
    <style:style style:name="P18" style:family="paragraph" style:parent-style-name="Standard">
      <style:paragraph-properties fo:margin-top="0cm" fo:margin-bottom="0.199cm" fo:break-before="page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ff6600"/>
    </style:style>
    <style:style style:name="T7" style:family="text">
      <style:text-properties fo:font-variant="normal" fo:text-transform="none" fo:color="#000000" style:font-name="Helvetica" fo:font-size="9pt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para PROG09.</text:p>
      <text:p text:style-name="P2">Detalles de la tarea de esta unidad.</text:p>
      <text:p text:style-name="P1">Enunciado.</text:p>
      <text:p text:style-name="P1">Se trata de hacer una aplicación en Java que gestione los clientes de una empresa. Esos datos, se almacenarán en un fichero serializado, denominado clientes.dat.</text:p>
      <text:p text:style-name="P1">Los datos que se almacenarán sobre cada cliente son:</text:p>
      <text:list xml:id="list6419724679215816616" text:style-name="L1">
        <text:list-item>
          <text:p text:style-name="P5"><text:span text:style-name="T2">NIF.</text:span></text:p>
        </text:list-item>
        <text:list-item>
          <text:p text:style-name="P5"><text:span text:style-name="T2">Nombre.</text:span></text:p>
        </text:list-item>
        <text:list-item>
          <text:p text:style-name="P5"><text:span text:style-name="T2">Teléfono.</text:span></text:p>
        </text:list-item>
        <text:list-item>
          <text:p text:style-name="P5"><text:span text:style-name="T2">Dirección.</text:span></text:p>
        </text:list-item>
        <text:list-item>
          <text:p text:style-name="P5"><text:span text:style-name="T2">Deuda.</text:span></text:p>
        </text:list-item>
      </text:list>
      <text:p text:style-name="P4"/>
      <text:p text:style-name="P14">Mediante un menú se podrán realizar determinadas operaciones:</text:p>
      <text:list xml:id="list1433490926401045585" text:style-name="L2">
        <text:list-item>
          <text:p text:style-name="P7">Añadir cliente. Esta opción pedirá los datos del cliente y añadirá el registro correspondiente en el fichero.</text:p>
        </text:list-item>
        <text:list-item>
          <text:p text:style-name="P7">Listar clientes. Recorrerá el fichero mostrando los clientes almacenados en el mismo.</text:p>
        </text:list-item>
        <text:list-item>
          <text:p text:style-name="P7">Buscar clientes. Pedirá al usuario el nif del cliente a buscar, y comprobará si existe en el fichero.</text:p>
        </text:list-item>
        <text:list-item>
          <text:p text:style-name="P7">Borrar cliente. Pedirá al usuario el nif del cliente a borrar, y si existe, lo borrará del fichero.</text:p>
        </text:list-item>
        <text:list-item>
          <text:p text:style-name="P7">Borrar fichero de clientes completamente. Elimina del disco el fichero clientes.dat</text:p>
        </text:list-item>
        <text:list-item>
          <text:p text:style-name="P7">Salir de la aplicación.</text:p>
          <text:p text:style-name="P7"/>
        </text:list-item>
      </text:list>
      <text:p text:style-name="P14">Elabora el programa y un documento con un procesador de texto. El documento debe ser de tipo ".doc" (Microsoft Word) o de tipo ".odt" (OpenOffice.org). Debe tener tamaño de página A4, estilo de letra Times New Roman, tamaño 12 e interlineado normal.</text:p>
      <text:p text:style-name="P14">En el documento escribirás un informe sobre todas las consideraciones oportunas que se necesiten para entender cómo has realizado la tar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OpenSymbol" svg:font-family="OpenSymbol"/>
    <style:font-face style:name="Poppins" svg:font-family="Poppins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M40S</meta:editing-duration>
    <meta:editing-cycles>12</meta:editing-cycles>
    <meta:generator>OpenOffice/4.1.9$Win32 OpenOffice.org_project/419m1$Build-9805</meta:generator>
    <dc:date>2021-04-03T05:00:55.74</dc:date>
    <meta:document-statistic meta:table-count="0" meta:image-count="0" meta:object-count="0" meta:page-count="1" meta:paragraph-count="19" meta:word-count="212" meta:character-count="1278"/>
    <meta:user-defined meta:name="Info 1"/>
    <meta:user-defined meta:name="Info 2"/>
    <meta:user-defined meta:name="Info 3"/>
    <meta:user-defined meta:name="Info 4"/>
  </office:meta>
</office:document-meta>
</file>